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B90000012114EB4B77.png" manifest:media-type="image/png"/>
  <manifest:file-entry manifest:full-path="Pictures/10000001000001090000006F11A64B47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1.47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start="" draw:marker-start-width="0.3cm" draw:marker-end="Arrow_20_concave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draw:fill-color="#ffe1ff" draw:textarea-horizontal-align="justify" draw:textarea-vertical-align="middle" draw:auto-grow-height="false" fo:min-height="6.072cm" fo:min-width="3.458cm" loext:decorative="false"/>
    </style:style>
    <style:style style:name="gr7" style:family="graphic" style:parent-style-name="standard">
      <style:graphic-properties draw:stroke="none" draw:fill-color="#f0e6ff" draw:textarea-horizontal-align="justify" draw:textarea-vertical-align="middle" draw:auto-grow-height="false" fo:min-height="4.368cm" fo:min-width="2.548cm" loext:decorative="fals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5.488cm" loext:decorative="fals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014cm" loext:decorative="fals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974cm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0.754cm" loext:decorative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27cm" fo:min-width="1.95cm" loext:decorative="fals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27cm" fo:min-width="3.15cm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4.31cm" loext:decorative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78cm" fo:min-width="0.8cm" loext:decorative="fals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1.936cm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27cm" fo:min-width="0.7cm" loext:decorative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1.906cm" loext:decorative="fals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3cm" loext:decorative="false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1.538cm" fo:min-width="2.718cm" fo:wrap-option="no-wrap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start="" draw:marker-start-width="0.3cm" draw:marker-end="Arrow_20_concave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58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2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-outline1">
      <style:graphic-properties loext:decorative="false"/>
      <style:paragraph-properties style:writing-mode="lr-tb"/>
    </style:style>
    <style:style style:name="pr12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3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style:font-name="Liberation Mono1" fo:font-size="18pt"/>
    </style:style>
    <style:style style:name="P20" style:family="paragraph">
      <loext:graphic-properties draw:fill-color="#ffe1ff"/>
      <style:paragraph-properties fo:text-align="center"/>
    </style:style>
    <style:style style:name="P21" style:family="paragraph">
      <loext:graphic-properties draw:fill-color="#f0e6ff"/>
      <style:paragraph-properties fo:text-align="center"/>
    </style:style>
    <style:style style:name="P22" style:family="paragraph">
      <style:paragraph-properties fo:margin-top="0cm" fo:margin-bottom="0.9cm"/>
    </style:style>
    <style:style style:name="P23" style:family="paragraph">
      <style:paragraph-properties fo:margin-top="0cm" fo:margin-bottom="1cm" loext:tab-stop-distance="0cm">
        <style:tab-stops>
          <style:tab-stop style:position="8.989cm"/>
        </style:tab-stops>
      </style:paragraph-properties>
    </style:style>
    <style:style style:name="P24" style:family="paragraph">
      <style:paragraph-properties fo:margin-top="0cm" fo:margin-bottom="1cm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ffffff"/>
    </style:style>
    <style:style style:name="P30" style:family="paragraph">
      <style:paragraph-properties fo:margin-top="0cm" fo:margin-bottom="0.3cm"/>
    </style:style>
    <style:style style:name="P31" style:family="paragraph">
      <style:text-properties fo:color="#800000" loext:opacity="100%" fo:font-size="26pt" style:font-size-asian="26pt" style:font-size-complex="26pt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Mono" fo:font-size="14pt" style:font-size-asian="14pt" style:font-size-complex="14pt"/>
    </style:style>
    <style:style style:name="P35" style:family="paragraph">
      <style:paragraph-properties fo:margin-top="0cm" fo:margin-bottom="0.2cm"/>
      <style:text-properties fo:color="#000000" loext:opacity="100%" fo:font-size="22pt" style:font-size-asian="22pt" style:font-size-complex="22pt"/>
    </style:style>
    <style:style style:name="P36" style:family="paragraph">
      <style:paragraph-properties fo:margin-left="0cm" fo:margin-right="0cm" fo:margin-top="0cm" fo:margin-bottom="0.2cm" fo:text-indent="0cm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font-name="Liberation Mono1" fo:font-size="18pt"/>
    </style:style>
    <style:style style:name="T19" style:family="text">
      <style:text-properties fo:color="#000000" loext:opacity="100%" style:font-name="Liberation Mono" fo:font-size="20pt" fo:language="ru" fo:country="RU" style:font-size-asian="20pt" style:font-size-complex="20pt"/>
    </style:style>
    <style:style style:name="T20" style:family="text">
      <style:text-properties fo:color="#000000" loext:opacity="100%" style:font-name="Liberation Mono" fo:font-size="28pt" fo:language="ru" fo:country="RU" style:font-size-asian="28pt" style:font-size-complex="28pt"/>
    </style:style>
    <style:style style:name="T21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2" style:family="text">
      <style:text-properties fo:color="#000000" loext:opacity="100%" fo:font-size="26pt" fo:language="ru" fo:country="RU" style:font-size-asian="26pt" style:font-size-complex="26pt"/>
    </style:style>
    <style:style style:name="T23" style:family="text">
      <style:text-properties fo:color="#000000" loext:opacity="100%" fo:font-size="14pt" fo:language="ru" fo:country="RU" style:font-size-asian="14pt" style:font-size-complex="14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0pt" fo:language="ru" fo:country="RU" fo:text-shadow="none" style:text-underline-style="none" fo:font-weight="normal" style:letter-kerning="true" style:font-name-asian="Droid Sans Fallback" style:font-size-asian="20pt" style:font-weight-asian="normal" style:font-name-complex="FreeSans2" style:font-size-complex="2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erif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erif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erif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0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font-name="Liberation Serif" fo:font-size="14pt" fo:language="ru" fo:country="RU" fo:font-style="italic" style:font-size-asian="14pt" style:font-style-asian="italic" style:font-size-complex="14pt" style:font-style-complex="italic"/>
    </style:style>
    <style:style style:name="T35" style:family="text">
      <style:text-properties fo:color="#000000" loext:opacity="100%" style:text-position="-33% 58%" style:font-name="Liberation Serif" fo:font-size="14pt" fo:language="ru" fo:country="RU" fo:font-style="italic" style:font-size-asian="14pt" style:font-style-asian="italic" style:font-size-complex="14pt" style:font-style-complex="italic"/>
    </style:style>
    <style:style style:name="T36" style:family="text">
      <style:text-properties fo:color="#000000" loext:opacity="100%" style:font-name="Liberation Serif" fo:font-size="14pt" fo:language="ru" fo:country="RU" fo:font-style="normal" style:font-size-asian="14pt" style:font-style-asian="normal" style:font-size-complex="14pt" style:font-style-complex="normal"/>
    </style:style>
    <style:style style:name="T37" style:family="text">
      <style:text-properties fo:color="#000000" loext:opacity="100%" style:font-name="Liberation Serif" fo:font-size="20pt" fo:language="ru" fo:country="RU" style:font-size-asian="20pt" style:font-size-complex="20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Liberation Mono2" fo:font-size="12pt" fo:language="ru" fo:country="RU" style:font-size-asian="12pt" style:font-size-complex="12pt"/>
    </style:style>
    <style:style style:name="T40" style:family="text">
      <style:text-properties fo:color="#000000" loext:opacity="100%" style:font-name="Liberation Sans3" fo:font-size="14pt" fo:language="ru" fo:country="RU" style:font-size-asian="14pt" style:font-size-complex="14pt"/>
    </style:style>
    <style:style style:name="T41" style:family="text">
      <style:text-properties fo:color="#000000" loext:opacity="100%" style:font-name="Liberation Mono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Агрегатные и оконные функци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оздание пользовательских агрегатных функций</text:span></text:p>
              </text:list-item>
              <text:list-item>
                <text:p text:style-name="P8"><text:span text:style-name="T11">Механизм работы оконных функций и их создание</text:span></text:p>
              </text:list-item>
              <text:list-item>
                <text:p text:style-name="P8"><text:span text:style-name="T11">Параллельное выполнение агрегатных функц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Агрегатные функции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8"><text:span text:style-name="T11">Построчная обработка агрегируемой выборки</text:span></text:p>
                <text:list>
                  <text:list-item>
                    <text:p text:style-name="P12"><text:span text:style-name="T13">состояние</text:span></text:p>
                  </text:list-item>
                  <text:list-item>
                    <text:p text:style-name="P12"><text:span text:style-name="T13">функции перехода и финализации</text:span></text:p>
                  </text:list-item>
                </text:list>
              </text:list-item>
            </text:list>
          </draw:text-box>
        </draw:frame>
        <draw:custom-shape draw:style-name="gr3" draw:text-style-name="P14" xml:id="id1" draw:id="id1" draw:layer="layout" svg:width="2.794cm" svg:height="2.794cm" svg:x="7.806cm" svg:y="13.792cm">
          <text:p text:style-name="P13">состо-</text:p>
          <text:p text:style-name="P13">я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2.759cm" svg:y1="15.166cm" svg:x2="7.806cm" svg:y2="15.189cm" draw:end-shape="id1" svg:d="M2759 15166l5047 23" svg:viewBox="0 0 5048 24">
          <text:p text:style-name="P15"><text:span text:style-name="T14">начальное</text:span></text:p>
          <text:p text:style-name="P15"><text:span text:style-name="T14">состояние</text:span></text:p>
          <text:p text:style-name="P15"><text:span text:style-name="T15"><text:s/></text:span></text:p>
          <text:p text:style-name="P15"><text:span text:style-name="T14"/></text:p>
          <text:p text:style-name="P15"><text:span text:style-name="T14"/></text:p>
        </draw:connector>
        <draw:connector draw:style-name="gr4" draw:text-style-name="P16" draw:layer="layout" draw:type="line" svg:x1="10.593cm" svg:y1="15.194cm" svg:x2="15.58cm" svg:y2="15.216cm" svg:d="M10593 15194l4987 22" svg:viewBox="0 0 4988 23">
          <text:p text:style-name="P15"><text:span text:style-name="T14">функция</text:span></text:p>
          <text:p text:style-name="P15"><text:span text:style-name="T14">финализации</text:span></text:p>
          <text:p text:style-name="P15"><text:span text:style-name="T15"><text:s/></text:span></text:p>
          <text:p text:style-name="P15"><text:span text:style-name="T14"/></text:p>
          <text:p text:style-name="P15"><text:span text:style-name="T14"/></text:p>
        </draw:connector>
        <draw:connector draw:style-name="gr4" draw:text-style-name="P16" draw:layer="layout" draw:type="curve" draw:line-skew="-1.002cm" svg:x1="10.191cm" svg:y1="14.201cm" svg:x2="8.215cm" svg:y2="14.201cm" draw:start-shape="id1" draw:start-glue-point="11" draw:end-shape="id1" draw:end-glue-point="5" svg:d="M10191 14201c0-2868-1976-2868-1976 0" svg:viewBox="0 0 1977 2152">
          <text:p text:style-name="P15"><text:span text:style-name="T14">функция перехода</text:span></text:p>
          <text:p text:style-name="P15"><text:span text:style-name="T14">( </text:span><text:span text:style-name="T16">текущее значение</text:span><text:span text:style-name="T14"> )</text:span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8" draw:layer="layout" svg:width="16.799cm" svg:height="15.076cm" svg:x="2.1cm" svg:y="14.107cm" presentation:class="notes" presentation:user-transformed="true">
            <draw:text-box>
              <text:p text:style-name="P17"><text:span text:style-name="T6">В PostgreSQL имеется достаточно много встроенных агрегатных функций. Часть из них определена стандартом (такие, как min, max, sum, count и т. п.), часть является расширением стандарта.</text:span></text:p>
              <text:p text:style-name="P17"><text:span text:style-name="T17"><text:a xlink:href="https://postgrespro.ru/docs/postgresql/16/functions-aggregate" xlink:type="simple">https://postgrespro.ru/docs/postgresql/16/functions-aggregate</text:a></text:span></text:p>
              <text:p text:style-name="P17"><text:span text:style-name="T6">Но иногда может оказаться полезным создать собственную агрегатную функцию. Такая функция работает очень просто.</text:span></text:p>
              <text:p text:style-name="P17"><text:span text:style-name="T6">Имеется некоторое состояние, представленное значением какого-либо типа данных, которое инициализируется определенным значением (например, тип numeric и начальное значение 0).</text:span></text:p>
              <text:p text:style-name="P17"><text:span text:style-name="T6">Для каждой строки агрегируемой выборки вызывается функция перехода, которая получает значение из текущей строки и должна обновить состояние (например, прибавляет текущее значение</text:span><text:span text:style-name="T6"><text:line-break/></text:span><text:span text:style-name="T6">к состоянию).</text:span></text:p>
              <text:p text:style-name="P17"><text:span text:style-name="T6">В конце вызывается функция финализации, которая преобразует полученное в результате работы состояние в результат агрегатной функции (в нашем примере достаточно просто вернуть число — в итоге получается аналог функции sum).</text:span></text:p>
              <text:p text:style-name="P17"><text:span text:style-name="T17"><text:a xlink:href="https://postgrespro.ru/docs/postgresql/16/xaggr" xlink:type="simple">https://postgrespro.ru/docs/postgresql/16/xaggr</text:a></text:span></text:p>
              <text:p text:style-name="P17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ustom-shape draw:style-name="gr6" draw:text-style-name="P20" draw:layer="layout" svg:width="3.958cm" svg:height="6.322cm" svg:x="13.822cm" svg:y="12.9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.048cm" svg:height="4.618cm" svg:x="10.922cm" svg:y="8.3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конные функции</text:span></text:p>
          </draw:text-box>
        </draw:frame>
        <draw:frame presentation:style-name="pr4" draw:text-style-name="P9" draw:layer="layout" svg:width="25.6cm" svg:height="15.258cm" svg:x="1.1cm" svg:y="4.2cm" presentation:class="outline" presentation:user-transformed="true">
          <draw:text-box>
            <text:list text:style-name="L3">
              <text:list-item>
                <text:p text:style-name="P22"><text:span text:style-name="T11">Окно определяет рамку (агрегируемую выборку)</text:span><text:span text:style-name="T11"><text:line-break/></text:span><text:span text:style-name="T11">для каждой строки</text:span></text:p>
                <text:list>
                  <text:list-item>
                    <text:p text:style-name="P23"><text:span text:style-name="T19">OVER ()</text:span><text:span text:style-name="T19"><text:tab/></text:span><text:span text:style-name="T19">OVER (PARTITION BY)</text:span></text:p>
                  </text:list-item>
                </text:list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8"><text:span text:style-name="T20"><text:s text:c="3"/></text:span><text:span text:style-name="T20">1 2 3 4 5 <text:s text:c="5"/>1 2 3 4 5</text:span></text:p>
              </text:list-item>
            </text:list>
          </draw:text-box>
        </draw:frame>
        <draw:custom-shape draw:style-name="gr8" draw:text-style-name="P25" draw:layer="layout" svg:width="5.988cm" svg:height="1.524cm" svg:x="2.556cm" svg:y="8.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988cm" svg:height="1.524cm" svg:x="2.556cm" svg:y="10.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988cm" svg:height="1.524cm" svg:x="2.556cm" svg:y="13.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988cm" svg:height="1.524cm" svg:x="2.556cm" svg:y="15.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988cm" svg:height="1.524cm" svg:x="2.556cm" svg:y="17.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2.514cm" svg:height="1.524cm" svg:x="11.4cm" svg:y="8.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2.514cm" svg:height="1.524cm" svg:x="11.4cm" svg:y="10.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3.474cm" svg:height="1.524cm" svg:x="13.914cm" svg:y="13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3.474cm" svg:height="1.524cm" svg:x="13.914cm" svg:y="15.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3.474cm" svg:height="1.524cm" svg:x="13.914cm" svg:y="17.22cm">
          <text:p/>
          <draw:enhanced-geometry svg:viewBox="0 0 21600 21600" draw:type="rectangle" draw:enhanced-path="M 0 0 L 21600 0 21600 21600 0 21600 0 0 Z N"/>
        </draw:custom-shape>
        <draw:line draw:style-name="gr11" draw:text-style-name="P25" draw:layer="layout" svg:x1="3.19cm" svg:y1="10.368cm" svg:x2="3.19cm" svg:y2="10.114cm">
          <text:p/>
        </draw:line>
        <draw:line draw:style-name="gr11" draw:text-style-name="P25" draw:layer="layout" svg:x1="4.408cm" svg:y1="12.456cm" svg:x2="4.408cm" svg:y2="12.202cm">
          <text:p/>
        </draw:line>
        <draw:line draw:style-name="gr11" draw:text-style-name="P25" draw:layer="layout" svg:x1="5.508cm" svg:y1="14.556cm" svg:x2="5.508cm" svg:y2="14.302cm">
          <text:p/>
        </draw:line>
        <draw:line draw:style-name="gr11" draw:text-style-name="P25" draw:layer="layout" svg:x1="6.708cm" svg:y1="16.656cm" svg:x2="6.708cm" svg:y2="16.402cm">
          <text:p/>
        </draw:line>
        <draw:line draw:style-name="gr11" draw:text-style-name="P25" draw:layer="layout" svg:x1="7.908cm" svg:y1="18.756cm" svg:x2="7.908cm" svg:y2="18.502cm">
          <text:p/>
        </draw:line>
        <draw:line draw:style-name="gr11" draw:text-style-name="P25" draw:layer="layout" svg:x1="12.108cm" svg:y1="10.356cm" svg:x2="12.108cm" svg:y2="10.102cm">
          <text:p/>
        </draw:line>
        <draw:line draw:style-name="gr11" draw:text-style-name="P25" draw:layer="layout" svg:x1="13.208cm" svg:y1="12.479cm" svg:x2="13.208cm" svg:y2="12.225cm">
          <text:p/>
        </draw:line>
        <draw:line draw:style-name="gr11" draw:text-style-name="P25" draw:layer="layout" svg:x1="14.408cm" svg:y1="14.602cm" svg:x2="14.408cm" svg:y2="14.348cm">
          <text:p/>
        </draw:line>
        <draw:line draw:style-name="gr11" draw:text-style-name="P25" draw:layer="layout" svg:x1="15.708cm" svg:y1="16.659cm" svg:x2="15.708cm" svg:y2="16.405cm">
          <text:p/>
        </draw:line>
        <draw:line draw:style-name="gr11" draw:text-style-name="P25" draw:layer="layout" svg:x1="16.808cm" svg:y1="18.782cm" svg:x2="16.808cm" svg:y2="18.52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8" draw:layer="layout" svg:width="16.799cm" svg:height="15.076cm" svg:x="2.1cm" svg:y="14.107cm" presentation:class="notes" presentation:user-transformed="true">
            <draw:text-box>
              <text:p text:style-name="P17"><text:span text:style-name="T6">Оконные функции работают подобно агрегатным, вычисляя значение на основе некоторой выборки. Эта выборка называется </text:span><text:span text:style-name="T21">рамкой</text:span><text:span text:style-name="T6">.</text:span><text:span text:style-name="T6"><text:line-break/></text:span><text:span text:style-name="T6">Но, в отличие от агрегатных функций, строки не сворачиваются в одну общую, а вместо этого значение вычисляется для каждой строки выборки.</text:span></text:p>
              <text:p text:style-name="P17"><text:span text:style-name="T6">Окно задается в предложении OVER после имени функции.</text:span></text:p>
              <text:p text:style-name="P17"><text:span text:style-name="T6">Если окно указано как OVER(), то оконная функция вычисляется</text:span><text:span text:style-name="T6"><text:line-break/></text:span><text:span text:style-name="T6">на основе всех строк — одинаково для каждой строки выборки.</text:span></text:p>
              <text:p text:style-name="P17"><text:span text:style-name="T6">Если определение окна включает фразу PARTITION BY, то оконная функция вычисляется на основе групп строк (аналогично группировке GROUP BY). В этом случае для всех строк одной группы будет получено одинаковое значение функции.</text:span></text:p>
              <text:p text:style-name="P17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6" draw:text-style-name="P20" draw:layer="layout" svg:width="3.958cm" svg:height="6.322cm" svg:x="13.822cm" svg:y="12.4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.048cm" svg:height="4.618cm" svg:x="10.922cm" svg:y="7.8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Нарастающий итог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22"><text:span text:style-name="T11">«Голова» рамки может двигаться</text:span></text:p>
                <text:list>
                  <text:list-item>
                    <text:p text:style-name="P23"><text:span text:style-name="T19">OVER (ORDER BY)</text:span><text:span text:style-name="T19"><text:tab/></text:span><text:span text:style-name="T19">OVER (PARTITION BY ORDER BY)</text:span></text:p>
                  </text:list-item>
                </text:list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24"><text:span text:style-name="T20"><text:s text:c="3"/></text:span><text:span text:style-name="T20">1 2 3 4 5 <text:s text:c="5"/>1 2 3 4 5</text:span></text:p>
              </text:list-item>
              <text:list-item>
                <text:p text:style-name="P8"><text:span text:style-name="T20"><text:s text:c="3"/></text:span><text:span text:style-name="T20">1 2 3 4 5 <text:s text:c="5"/>1 2 3 4 5</text:span></text:p>
              </text:list-item>
            </text:list>
          </draw:text-box>
        </draw:frame>
        <draw:custom-shape draw:style-name="gr12" draw:text-style-name="P25" draw:layer="layout" svg:width="1.254cm" svg:height="1.524cm" svg:x="2.556cm" svg:y="8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2.45cm" svg:height="1.52cm" svg:x="2.556cm" svg:y="10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3.65cm" svg:height="1.52cm" svg:x="2.556cm" svg:y="12.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4.81cm" svg:height="1.524cm" svg:x="2.556cm" svg:y="14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5.988cm" svg:height="1.524cm" svg:x="2.556cm" svg:y="16.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3cm" svg:height="1.528cm" svg:x="11.4cm" svg:y="8.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2.436cm" svg:height="1.524cm" svg:x="11.4cm" svg:y="10.4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.2cm" svg:height="1.52cm" svg:x="13.85cm" svg:y="12.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2.406cm" svg:height="1.524cm" svg:x="13.85cm" svg:y="14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.524cm" svg:x="13.85cm" svg:y="16.72cm">
          <text:p/>
          <draw:enhanced-geometry svg:viewBox="0 0 21600 21600" draw:type="rectangle" draw:enhanced-path="M 0 0 L 21600 0 21600 21600 0 21600 0 0 Z N"/>
        </draw:custom-shape>
        <draw:line draw:style-name="gr11" draw:text-style-name="P25" draw:layer="layout" svg:x1="3.216cm" svg:y1="10.029cm" svg:x2="3.216cm" svg:y2="9.775cm">
          <text:p/>
        </draw:line>
        <draw:line draw:style-name="gr11" draw:text-style-name="P25" draw:layer="layout" svg:x1="4.39cm" svg:y1="12.114cm" svg:x2="4.39cm" svg:y2="11.86cm">
          <text:p/>
        </draw:line>
        <draw:line draw:style-name="gr11" draw:text-style-name="P25" draw:layer="layout" svg:x1="5.59cm" svg:y1="14.237cm" svg:x2="5.59cm" svg:y2="13.983cm">
          <text:p/>
        </draw:line>
        <draw:line draw:style-name="gr11" draw:text-style-name="P25" draw:layer="layout" svg:x1="6.69cm" svg:y1="16.36cm" svg:x2="6.69cm" svg:y2="16.106cm">
          <text:p/>
        </draw:line>
        <draw:line draw:style-name="gr11" draw:text-style-name="P25" draw:layer="layout" svg:x1="7.89cm" svg:y1="18.383cm" svg:x2="7.89cm" svg:y2="18.129cm">
          <text:p/>
        </draw:line>
        <draw:line draw:style-name="gr11" draw:text-style-name="P25" draw:layer="layout" svg:x1="13.19cm" svg:y1="12.145cm" svg:x2="13.19cm" svg:y2="11.891cm">
          <text:p/>
        </draw:line>
        <draw:line draw:style-name="gr11" draw:text-style-name="P25" draw:layer="layout" svg:x1="12.09cm" svg:y1="10.068cm" svg:x2="12.09cm" svg:y2="9.814cm">
          <text:p/>
        </draw:line>
        <draw:line draw:style-name="gr11" draw:text-style-name="P25" draw:layer="layout" svg:x1="14.478cm" svg:y1="14.224cm" svg:x2="14.478cm" svg:y2="13.97cm">
          <text:p/>
        </draw:line>
        <draw:line draw:style-name="gr11" draw:text-style-name="P25" draw:layer="layout" svg:x1="15.578cm" svg:y1="16.347cm" svg:x2="15.578cm" svg:y2="16.093cm">
          <text:p/>
        </draw:line>
        <draw:line draw:style-name="gr11" draw:text-style-name="P25" draw:layer="layout" svg:x1="16.778cm" svg:y1="18.47cm" svg:x2="16.778cm" svg:y2="18.21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8" draw:layer="layout" svg:width="16.799cm" svg:height="15.076cm" svg:x="2.1cm" svg:y="14.107cm" presentation:class="notes" presentation:user-transformed="true">
            <draw:text-box>
              <text:p text:style-name="P17"><text:span text:style-name="T6">Как только в определении окна мы указываем предложение ORDER BY, упорядочивающее строки выборки, предполагается, что рамка окна охватывает строки от самой первой до текущей. Это можно записать</text:span><text:span text:style-name="T6"><text:line-break/></text:span><text:span text:style-name="T6">и явным образом: ROWS BETWEEN UNBOUNDED PRECEDING AND CURRENT ROW.</text:span></text:p>
              <text:p text:style-name="P17"><text:span text:style-name="T6">Например, если в качестве оконной функции используется sum, мы получаем сумму «нарастающим итогом».</text:span></text:p>
              <text:p text:style-name="P17"><text:span text:style-name="T6">Конечно, для каждой группы строк, определяемых предложением PARTITION BY, рамка будет располагаться в пределах этой группы.</text:span></text:p>
              <text:p text:style-name="P17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кользящая рамка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22"><text:span text:style-name="T11">Могут двигаться «голова» и «хвост» рамки одновременно</text:span></text:p>
                <text:list>
                  <text:list-item>
                    <text:p text:style-name="P23"><text:span text:style-name="T19">OVER (ROWS BETWEEN 2 PRECEDING AND CURRENT ROW)</text:span></text:p>
                  </text:list-item>
                </text:list>
              </text:list-item>
              <text:list-item>
                <text:p text:style-name="P24"><text:span text:style-name="T20"><text:s text:c="12"/></text:span><text:span text:style-name="T20">1 2 3 4 5</text:span></text:p>
              </text:list-item>
              <text:list-item>
                <text:p text:style-name="P24"><text:span text:style-name="T20"><text:s text:c="12"/></text:span><text:span text:style-name="T20">1 2 3 4 5</text:span></text:p>
              </text:list-item>
              <text:list-item>
                <text:p text:style-name="P24"><text:span text:style-name="T20"><text:s text:c="12"/></text:span><text:span text:style-name="T20">1 2 3 4 5</text:span></text:p>
              </text:list-item>
              <text:list-item>
                <text:p text:style-name="P24"><text:span text:style-name="T20"><text:s text:c="12"/></text:span><text:span text:style-name="T20">1 2 3 4 5</text:span></text:p>
              </text:list-item>
              <text:list-item>
                <text:p text:style-name="P8"><text:span text:style-name="T20"><text:s text:c="12"/></text:span><text:span text:style-name="T20">1 2 3 4 5</text:span></text:p>
              </text:list-item>
            </text:list>
          </draw:text-box>
        </draw:frame>
        <draw:custom-shape draw:style-name="gr14" draw:text-style-name="P25" draw:layer="layout" svg:width="3.65cm" svg:height="1.52cm" svg:x="7.856cm" svg:y="12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3.65cm" svg:height="1.52cm" svg:x="9.056cm" svg:y="14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3.65cm" svg:height="1.52cm" svg:x="10.256cm" svg:y="16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3.65cm" svg:height="1.52cm" svg:x="6.656cm" svg:y="10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3.65cm" svg:height="1.52cm" svg:x="5.456cm" svg:y="8.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4.572cm" svg:height="2.54cm" svg:x="2.392cm" svg:y="16.256cm">
          <text:p text:style-name="P26"><text:span text:style-name="T14">значение</text:span></text:p>
          <text:p text:style-name="P26"><text:span text:style-name="T14">надо убрать</text:span></text:p>
          <text:p text:style-name="P26"><text:span text:style-name="T14">из состоя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432.0139951892 -4386.304604486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" draw:text-style-name="P25" draw:layer="layout" svg:x1="8.516cm" svg:y1="10.052cm" svg:x2="8.516cm" svg:y2="9.798cm">
          <text:p/>
        </draw:line>
        <draw:line draw:style-name="gr11" draw:text-style-name="P25" draw:layer="layout" svg:x1="9.716cm" svg:y1="12.175cm" svg:x2="9.716cm" svg:y2="11.921cm">
          <text:p/>
        </draw:line>
        <draw:line draw:style-name="gr11" draw:text-style-name="P25" draw:layer="layout" svg:x1="10.916cm" svg:y1="14.298cm" svg:x2="10.916cm" svg:y2="14.044cm">
          <text:p/>
        </draw:line>
        <draw:line draw:style-name="gr11" draw:text-style-name="P25" draw:layer="layout" svg:x1="12.116cm" svg:y1="16.421cm" svg:x2="12.116cm" svg:y2="16.167cm">
          <text:p/>
        </draw:line>
        <draw:line draw:style-name="gr11" draw:text-style-name="P25" draw:layer="layout" svg:x1="13.216cm" svg:y1="18.544cm" svg:x2="13.216cm" svg:y2="18.29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8" draw:layer="layout" svg:width="16.799cm" svg:height="15.076cm" svg:x="2.1cm" svg:y="14.107cm" presentation:class="notes" presentation:user-transformed="true">
            <draw:text-box>
              <text:p text:style-name="P17"><text:span text:style-name="T6">Рамку можно указать явно в предложении ROWS BETWEEN. В том числе двигаться может не только «голова» рамки, но и ее «хвост».</text:span></text:p>
              <text:p text:style-name="P17"><text:span text:style-name="T17"><text:a xlink:href="https://postgrespro.ru/docs/postgresql/16/sql-expressions#SYNTAX-WINDOW-FUNCTIONS" xlink:type="simple">https://postgrespro.ru/docs/postgresql/16/sql-expressions#SYNTAX-WINDOW-FUNCTIONS</text:a></text:span></text:p>
              <text:p text:style-name="P17"><text:span text:style-name="T6">Если в предыдущих примерах рамка только расширялась (в нее добавлялись все новые значения), то теперь ранее добавленные значения значения могут «уходить» из рамки.</text:span></text:p>
              <text:p text:style-name="P17"><text:span text:style-name="T6">Чтобы пользовательская агрегатная функция работала эффективно</text:span><text:span text:style-name="T6"><text:line-break/></text:span><text:span text:style-name="T6">в таком режиме, нужно реализовать функцию инверсии, которая устраняет значение из состояния.</text:span></text:p>
              <text:p text:style-name="P17"/>
            </draw:text-box>
          </draw:frame>
        </presentation:notes>
      </draw:page>
      <draw:page draw:name="page10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араллелизм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8"><text:span text:style-name="T11">Объединение состояний параллельных процессов</text:span></text:p>
              </text:list-item>
            </text:list>
          </draw:text-box>
        </draw:frame>
        <draw:custom-shape draw:style-name="gr3" draw:text-style-name="P14" xml:id="id2" draw:id="id2" draw:layer="layout" svg:width="2.794cm" svg:height="2.794cm" svg:x="7.807cm" svg:y="9.828cm">
          <text:p text:style-name="P13">состо-</text:p>
          <text:p text:style-name="P13">я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2.76cm" svg:y1="11.202cm" svg:x2="7.807cm" svg:y2="11.225cm" draw:end-shape="id2" svg:d="M2760 11202l5047 23" svg:viewBox="0 0 5048 24">
          <text:p text:style-name="P15"><text:span text:style-name="T14">начальное</text:span></text:p>
          <text:p text:style-name="P15"><text:span text:style-name="T14">состояние</text:span></text:p>
          <text:p text:style-name="P15"><text:span text:style-name="T15"><text:s/></text:span></text:p>
          <text:p text:style-name="P15"><text:span text:style-name="T14"/></text:p>
          <text:p text:style-name="P15"><text:span text:style-name="T14"/></text:p>
        </draw:connector>
        <draw:connector draw:style-name="gr4" draw:text-style-name="P16" draw:layer="layout" draw:type="line" svg:x1="19.894cm" svg:y1="13.43cm" svg:x2="24.881cm" svg:y2="13.452cm" svg:d="M19894 13430l4987 22" svg:viewBox="0 0 4988 23">
          <text:p text:style-name="P15"><text:span text:style-name="T14">функция</text:span></text:p>
          <text:p text:style-name="P15"><text:span text:style-name="T14">финализации</text:span></text:p>
          <text:p text:style-name="P15"><text:span text:style-name="T15"><text:s/></text:span></text:p>
          <text:p text:style-name="P15"><text:span text:style-name="T14"/></text:p>
          <text:p text:style-name="P15"><text:span text:style-name="T14"/></text:p>
        </draw:connector>
        <draw:connector draw:style-name="gr4" draw:text-style-name="P16" draw:layer="layout" draw:type="curve" draw:line-skew="-0.751cm" svg:x1="10.192cm" svg:y1="10.237cm" svg:x2="8.216cm" svg:y2="10.237cm" draw:start-shape="id2" draw:start-glue-point="11" draw:end-shape="id2" draw:end-glue-point="5" svg:d="M10192 10237c0-2491-1976-2491-1976 0" svg:viewBox="0 0 1977 1869">
          <text:p text:style-name="P15"><text:span text:style-name="T14">функция перехода</text:span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</draw:connector>
        <draw:custom-shape draw:style-name="gr3" draw:text-style-name="P14" xml:id="id3" draw:id="id3" draw:layer="layout" svg:width="2.794cm" svg:height="2.794cm" svg:x="7.808cm" svg:y="14.364cm">
          <text:p text:style-name="P13">состо-</text:p>
          <text:p text:style-name="P13">я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2.761cm" svg:y1="15.738cm" svg:x2="7.808cm" svg:y2="15.761cm" draw:end-shape="id3" svg:d="M2761 15738l5047 23" svg:viewBox="0 0 5048 24">
          <text:p text:style-name="P15"><text:span text:style-name="T14">начальное</text:span></text:p>
          <text:p text:style-name="P15"><text:span text:style-name="T14">состояние</text:span></text:p>
          <text:p text:style-name="P15"><text:span text:style-name="T15"><text:s/></text:span></text:p>
          <text:p text:style-name="P15"><text:span text:style-name="T14"/></text:p>
          <text:p text:style-name="P15"><text:span text:style-name="T14"/></text:p>
        </draw:connector>
        <draw:connector draw:style-name="gr22" draw:text-style-name="P16" draw:layer="layout" draw:type="curve" svg:x1="10.602cm" svg:y1="15.761cm" svg:x2="17.108cm" svg:y2="13.426cm" draw:start-shape="id3" draw:start-glue-point="10" draw:end-shape="id4" draw:end-glue-point="6" svg:d="M10602 15761c4881 0 1628-2335 6506-2335" svg:viewBox="0 0 6507 2336">
          <text:p/>
        </draw:connector>
        <draw:connector draw:style-name="gr4" draw:text-style-name="P16" draw:layer="layout" draw:type="curve" draw:line-skew="0.545cm" svg:x1="10.193cm" svg:y1="16.749cm" svg:x2="8.217cm" svg:y2="16.749cm" draw:start-shape="id3" draw:start-glue-point="9" draw:end-shape="id3" draw:end-glue-point="7" svg:d="M10193 16749c0 2184-1976 2184-1976 0" svg:viewBox="0 0 1977 1639"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5"><text:span text:style-name="T14">функция перехода</text:span></text:p>
        </draw:connector>
        <draw:custom-shape draw:style-name="gr3" draw:text-style-name="P14" xml:id="id4" draw:id="id4" draw:layer="layout" svg:width="2.794cm" svg:height="2.794cm" svg:x="17.108cm" svg:y="12.029cm">
          <text:p text:style-name="P13">состо-</text:p>
          <text:p text:style-name="P13">я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6" draw:layer="layout" draw:type="curve" svg:x1="10.601cm" svg:y1="11.225cm" svg:x2="17.108cm" svg:y2="13.426cm" draw:start-shape="id2" draw:start-glue-point="10" draw:end-shape="id4" draw:end-glue-point="6" svg:d="M10601 11225c4881 0 1628 2201 6507 2201" svg:viewBox="0 0 6508 2202">
          <text:p/>
        </draw:connector>
        <draw:frame draw:style-name="gr23" draw:text-style-name="P28" draw:layer="layout" svg:width="3.558cm" svg:height="1.361cm" svg:x="11.106cm" svg:y="12.8cm">
          <draw:text-box>
            <text:p text:style-name="P15"><text:span text:style-name="T14">объединение</text:span></text:p>
            <text:p text:style-name="P15"><text:span text:style-name="T14">состояни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5.076cm" svg:x="2.1cm" svg:y="14.107cm" presentation:class="notes" presentation:user-transformed="true">
            <draw:text-box>
              <text:p text:style-name="P17"><text:span text:style-name="T6">Агрегатные функции могут выполняться в параллельном режиме. Основной процесс, выполняющий запрос, может создать несколько фоновых рабочих процессов, каждый из которых будет выполнять параллельную обработку части данных в узле плана. Затем полученные результаты передаются в основной процесс, который собирает их и формирует общий результат.</text:span></text:p>
              <text:p text:style-name="P17"><text:span text:style-name="T6">Чтобы пользовательские агрегатные функции могли работать параллельно, нужно реализовать функцию объединения двух состояний в одно общее.</text:span></text:p>
              <text:p text:style-name="P17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PostgreSQL позволяет создавать агрегатные и оконные функции</text:span></text:p>
              </text:list-item>
              <text:list-item>
                <text:p text:style-name="P8"><text:span text:style-name="T11">Агрегатные и оконные функции дают возможность <text:s/>использовать процедурную обработку в стиле SQL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draw:frame presentation:style-name="pr10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1" draw:text-style-name="P31" draw:layer="layout" svg:width="25.6cm" svg:height="14.4cm" svg:x="1.2cm" svg:y="4.8cm" presentation:class="outline">
          <draw:text-box>
            <text:list text:style-name="L4">
              <text:list-item>
                <text:p text:style-name="P30"><text:span text:style-name="T22">Напишите отчет, выводящий складские остатки по каждой книге в денежном выражении (используя закупочную, а не розничную цену). Оформите отчет как фоновое задание.</text:span><text:span text:style-name="T22"><text:line-break/></text:span><text:span text:style-name="T22">Учтите, что поступления происходят разными партиями</text:span><text:span text:style-name="T22"><text:line-break/></text:span><text:span text:style-name="T22">по разной цене, а продажи никак не привязаны к партиям. Поэтому считайте, что в первую очередь продаются книги</text:span><text:span text:style-name="T22"><text:line-break/></text:span><text:span text:style-name="T22">из более старых партий.</text:span></text:p>
              </text:list-item>
              <text:list-item>
                <text:p text:style-name="P30"><text:span text:style-name="T22">Дополните расширение bookfmt функциями min и max для формата издания. Обновите версию расширения и убедитесь, что функции появились в базе данных.</text:span></text:p>
              </text:list-item>
            </text:list>
          </draw:text-box>
        </draw:frame>
        <draw:g draw:name="book" draw:style-name="gr24">
          <draw:custom-shape draw:style-name="gr25" draw:text-style-name="P32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33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33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32" draw:layer="layout" svg:width="1.309cm" svg:height="0.703cm" draw:transform="rotate (1.5707963267949) translate (9.67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33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33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33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33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34" draw:layer="layout" svg:width="16.799cm" svg:height="15.121cm" svg:x="2.1cm" svg:y="14.107cm" presentation:class="notes" presentation:user-transformed="true">
            <draw:text-box>
              <text:p text:style-name="P17"><text:span text:style-name="T23">1. Начните с запроса к таблице operations, выводящего только поступления книг, но добавьте столбец, показывающий общее количество проданных книг данного поступления.</text:span></text:p>
              <text:p text:style-name="P17"><text:span text:style-name="T23">В качестве примера книги, для которой на складе остались экземпляры из нескольких партий, можно взять книгу с book_id = 15.</text:span></text:p>
              <text:p text:style-name="P17"><text:span text:style-name="T23">Напишите оконную функцию, вычисляющую при использовании</text:span><text:span text:style-name="T23"><text:line-break/></text:span><text:span text:style-name="T23">в режиме «нарастающего итога» остаток книг данного поступления на складе (или решите задачу, используя имеющиеся оконные функции).</text:span></text:p>
              <text:p text:style-name="P17"><text:span text:style-name="T23"/></text:p>
              <text:p text:style-name="P17"><text:span text:style-name="T23">2. Расширение bookfmt было написано в практике к теме «Создание расширений».</text:span></text:p>
              <text:p text:style-name="P17"><text:span text:style-name="T23"/></text:p>
            </draw:text-box>
          </draw:frame>
        </presentation:notes>
      </draw:page>
      <draw:page draw:name="page15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3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0"><text:span text:style-name="T22">Напишите агрегатную функцию, вычисляющую</text:span><text:span text:style-name="T22"><text:line-break/></text:span><text:span text:style-name="T22">средневзвешенное значение для совокупности элементов нескольких типов. Веса для типов элементов передаются функции в виде массива.</text:span></text:p>
              </text:list-item>
              <text:list-item>
                <text:p text:style-name="P30"><text:span text:style-name="T22">Бизнес-центр сдает офисы компаниям. В конце месяца администрации БЦ приходит общий счет за электроэнергию, который надо распределить между арендаторами пропорционально площади занимаемых помещений.</text:span><text:span text:style-name="T22"><text:line-break/></text:span><text:span text:style-name="T22">Выставляемые арендаторам счета необходимо округлить</text:span><text:span text:style-name="T22"><text:line-break/></text:span><text:span text:style-name="T22">до копеек, но так, чтобы их сумма совпала со значением, указанным в общем счет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7" draw:layer="layout" svg:width="16.799cm" svg:height="13.364cm" svg:x="2.1cm" svg:y="14.107cm" presentation:class="notes" presentation:user-transformed="true">
            <draw:text-box>
              <text:p text:style-name="P36"><text:span text:style-name="T24">1. </text:span><text:span text:style-name="T25">Средневзвешенное значение совокупности элементов — среднее значение, учитывающее вес, или важность, каждого элемента.</text:span><text:span text:style-name="T25"><text:line-break/></text:span><text:span text:style-name="T25">Значение вычисляется по формуле</text:span></text:p>
              <text:p text:style-name="P36"><text:span text:style-name="T26">(</text:span><text:span text:style-name="T27">x</text:span><text:span text:style-name="T28">1</text:span><text:span text:style-name="T27">w</text:span><text:span text:style-name="T29">(</text:span><text:span text:style-name="T27">t</text:span><text:span text:style-name="T28">1</text:span><text:span text:style-name="T30">) + </text:span><text:span text:style-name="T27">x</text:span><text:span text:style-name="T28">2</text:span><text:span text:style-name="T27">w</text:span><text:span text:style-name="T29">(</text:span><text:span text:style-name="T27">t</text:span><text:span text:style-name="T31">2</text:span><text:span text:style-name="T29">)</text:span><text:span text:style-name="T30"> + … + </text:span><text:span text:style-name="T27">x</text:span><text:span text:style-name="T32">n</text:span><text:span text:style-name="T27">w</text:span><text:span text:style-name="T29">(</text:span><text:span text:style-name="T27">t</text:span><text:span text:style-name="T32">n</text:span><text:span text:style-name="T29">)</text:span><text:span text:style-name="T33">) / (</text:span><text:span text:style-name="T27">w</text:span><text:span text:style-name="T29">(</text:span><text:span text:style-name="T27">t</text:span><text:span text:style-name="T28">1</text:span><text:span text:style-name="T30">) + </text:span><text:span text:style-name="T27">w</text:span><text:span text:style-name="T29">(</text:span><text:span text:style-name="T27">t</text:span><text:span text:style-name="T31">2</text:span><text:span text:style-name="T29">)</text:span><text:span text:style-name="T30"> + … + </text:span><text:span text:style-name="T27">w</text:span><text:span text:style-name="T29">(</text:span><text:span text:style-name="T34">t</text:span><text:span text:style-name="T35">n</text:span><text:span text:style-name="T36">)</text:span><text:span text:style-name="T37">)</text:span><text:span text:style-name="T25">, где</text:span></text:p>
              <text:p text:style-name="P36"><text:span text:style-name="T27">x</text:span><text:span text:style-name="T32">i</text:span><text:span text:style-name="T38"> — значение элемента, </text:span><text:span text:style-name="T27">t</text:span><text:span text:style-name="T32">i</text:span><text:span text:style-name="T38"> — тип элемента, </text:span><text:span text:style-name="T27">w</text:span><text:span text:style-name="T29">(</text:span><text:span text:style-name="T34">t</text:span><text:span text:style-name="T35">i</text:span><text:span text:style-name="T36">)</text:span><text:span text:style-name="T25"> — вес элемента данного типа.</text:span></text:p>
              <text:p text:style-name="P36"><text:span text:style-name="T25">Требуется написать агрегатную функцию следующего вида:</text:span><text:span text:style-name="T25"><text:line-break/></text:span><text:span text:style-name="T39">w_agv(x float, t integer, w float[])</text:span><text:span text:style-name="T40">.</text:span><text:span text:style-name="T25"> </text:span></text:p>
              <text:p text:style-name="P36"><text:span text:style-name="T25"/></text:p>
              <text:p text:style-name="P36"><text:span text:style-name="T25">2. Помещения бизнес-центра можно представить таблицей:</text:span></text:p>
              <text:p text:style-name="P36"><text:span text:style-name="T41">rent (</text:span><text:span text:style-name="T41"><text:line-break/></text:span><text:span text:style-name="T41"> <text:s text:c="3"/>renter text PRIMARY KEY, -- арендатор</text:span><text:span text:style-name="T41"><text:line-break/></text:span><text:span text:style-name="T41"> <text:s text:c="3"/>area integer <text:s text:c="12"/>-- площадь, м^2</text:span><text:span text:style-name="T41"><text:line-break/></text:span><text:span text:style-name="T41">);</text:span></text:p>
              <text:p text:style-name="P36"><text:span text:style-name="T25">Пример, показывающий проблему с обычным округлением:</text:span></text:p>
              <text:p text:style-name="P36"><text:span text:style-name="T41">INSERT INTO rent VALUES ('A',100), ('B',100), ('C',100);</text:span></text:p>
              <text:p text:style-name="P36"><text:span text:style-name="T41">SELECT round(1000.00 * area / sum(area) OVER ()), 2)</text:span><text:span text:style-name="T41"><text:line-break/></text:span><text:span text:style-name="T41">FROM rent;</text:span></text:p>
              <text:p text:style-name="P36"><text:span text:style-name="T2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 style:writing-mode="lr-tb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 loext:decorative="false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gr7" style:family="graphic" style:parent-style-name="standard">
      <style:graphic-properties draw:stroke="none" draw:fill="none" draw:fill-color="#ffffff" fo:min-height="1.73cm" loext:decorative="fals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1A64B47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draw:style-name="Mgr5" draw:text-style-name="MP9" draw:layer="backgroundobjects" svg:width="25.199cm" svg:height="2.107cm" svg:x="1.4cm" svg:y="15.086cm">
        <draw:text-box>
          <text:p/>
        </draw:text-box>
      </draw:frame>
      <draw:custom-shape draw:style-name="Mgr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25.24cm" svg:height="1.98cm" svg:x="1.43cm" svg:y="0.76cm">
        <draw:text-box>
          <text:p/>
        </draw:text-box>
      </draw:frame>
      <draw:frame draw:style-name="Mgr8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9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1H35M30S</meta:editing-duration>
    <meta:editing-cycles>161</meta:editing-cycles>
    <meta:generator>LibreOffice/24.2.5.2$Linux_X86_64 LibreOffice_project/420$Build-2</meta:generator>
    <dc:date>2024-09-27T16:09:55.491255049</dc:date>
    <meta:document-statistic meta:object-count="179"/>
    <meta:template xlink:type="simple" xlink:actuate="onRequest" xlink:title="master" xlink:href="../../../../../.config/libreoffice/4/user/template/master.otp" meta:date="2015-06-03T14:43:56.815095550"/>
  </office:meta>
</office:document-meta>
</file>